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74032000016BD000016BD0C52C5F4BB49EBD2.svg" manifest:media-type="image/svg+xml"/>
  <manifest:file-entry manifest:full-path="Pictures/10000201000000410000004174EF22DF26CB5CBE.png" manifest:media-type="image/png"/>
  <manifest:file-entry manifest:full-path="Pictures/100026170000069D0000069D1AD92A0C01E28D17.svg" manifest:media-type="image/svg+xml"/>
  <manifest:file-entry manifest:full-path="Pictures/10000201000000DC000000DC9673986294ABAA89.png" manifest:media-type="image/png"/>
  <manifest:file-entry manifest:full-path="Pictures/10001535000006B8000006B858D360BD441591EE.svg" manifest:media-type="image/svg+xml"/>
  <manifest:file-entry manifest:full-path="Pictures/10000201000000400000004059AF1500F12AF3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2" svg:font-family="'思源黑体 CN Regular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思源黑体 CN Normal" svg:font-family="'思源黑体 CN Normal'" style:font-family-generic="roman" style:font-pitch="variable"/>
    <style:font-face style:name="思源黑体 CN Regular" svg:font-family="'思源黑体 CN Regular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15cm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draw:auto-grow-height="true" fo:min-height="2.63cm"/>
    </style:style>
    <style:style style:name="pr7" style:family="presentation" style:parent-style-name="默认-outline1">
      <style:graphic-properties fo:min-height="4.106cm"/>
    </style:style>
    <style:style style:name="pr8" style:family="presentation" style:parent-style-name="默认_20_1-title">
      <style:graphic-properties draw:auto-grow-height="true" fo:min-height="2.629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/>
      <style:text-properties fo:font-size="16pt" style:font-size-asian="16pt" style:font-size-complex="10pt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line-height="100%"/>
    </style:style>
    <style:style style:name="P9" style:family="paragraph">
      <style:paragraph-properties fo:line-height="100%"/>
      <style:text-properties style:font-name="courier 10 pitch1" fo:font-size="28pt" style:font-size-asian="28pt" style:font-size-complex="28pt"/>
    </style:style>
    <style:style style:name="P10" style:family="paragraph">
      <style:paragraph-properties fo:line-height="100%"/>
      <style:text-properties style:font-name="courier 10 pitch1"/>
    </style:style>
    <style:style style:name="P11" style:family="paragraph">
      <loext:graphic-properties draw:fill-color="#ffffff"/>
      <style:text-properties style:font-size-asian="20pt"/>
    </style:style>
    <style:style style:name="P12" style:family="paragraph">
      <style:text-properties style:font-name="Courier 10 Pitch1"/>
    </style:style>
    <style:style style:name="P13" style:family="paragraph">
      <style:text-properties style:font-name="Courier 10 Pitch1" fo:font-size="24pt" style:font-size-asian="24pt" style:font-size-complex="24pt"/>
    </style:style>
    <style:style style:name="P14" style:family="paragraph">
      <style:paragraph-properties fo:margin-left="0cm" fo:margin-right="0cm" fo:text-indent="0cm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fo:font-size="16pt" style:font-size-asian="16pt" style:font-size-complex="1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00ff" style:font-name="courier 10 pitch1" fo:font-size="26pt" style:font-size-asian="26pt" style:font-size-complex="26pt"/>
    </style:style>
    <style:style style:name="T6" style:family="text">
      <style:text-properties fo:color="#008a8c" style:font-name="courier 10 pitch1" fo:font-size="26pt" style:font-size-asian="26pt" style:font-size-complex="26pt"/>
    </style:style>
    <style:style style:name="T7" style:family="text">
      <style:text-properties style:font-name="courier 10 pitch1" fo:font-size="26pt" style:font-size-asian="26pt" style:font-size-complex="26pt"/>
    </style:style>
    <style:style style:name="T8" style:family="text">
      <style:text-properties fo:color="#ff33ff" style:font-name="courier 10 pitch1" fo:font-size="26pt" style:font-size-asian="26pt" style:font-size-complex="26pt"/>
    </style:style>
    <style:style style:name="T9" style:family="text">
      <style:text-properties fo:color="#ff0bff" style:font-name="courier 10 pitch1" fo:font-size="26pt" style:font-size-asian="26pt" style:font-size-complex="26pt"/>
    </style:style>
    <style:style style:name="T10" style:family="text">
      <style:text-properties style:font-name="courier 10 pitch1" fo:font-size="28pt" style:font-size-asian="28pt" style:font-size-complex="28pt"/>
    </style:style>
    <style:style style:name="T11" style:family="text">
      <style:text-properties fo:color="#0000ff" style:font-name="courier 10 pitch1"/>
    </style:style>
    <style:style style:name="T12" style:family="text">
      <style:text-properties fo:color="#a020f0" style:font-name="courier 10 pitch1"/>
    </style:style>
    <style:style style:name="T13" style:family="text">
      <style:text-properties style:font-name="courier 10 pitch1"/>
    </style:style>
    <style:style style:name="T14" style:family="text">
      <style:text-properties fo:color="#ff0bff" style:font-name="courier 10 pitch1"/>
    </style:style>
    <style:style style:name="T15" style:family="text">
      <style:text-properties fo:color="#2e8b57" style:font-name="courier 10 pitch1" fo:font-weight="bold" style:font-weight-asian="bold" style:font-weight-complex="bold"/>
    </style:style>
    <style:style style:name="T16" style:family="text">
      <style:text-properties fo:color="#a52a2a" style:font-name="courier 10 pitch1" fo:font-weight="bold" style:font-weight-asian="bold" style:font-weight-complex="bold"/>
    </style:style>
    <style:style style:name="T17" style:family="text">
      <style:text-properties fo:color="#6a5acd" style:font-name="courier 10 pitch1"/>
    </style:style>
    <style:style style:name="T18" style:family="text">
      <style:text-properties style:font-name="Courier 10 Pitch1" fo:font-size="28pt" style:font-size-asian="28pt" style:font-size-complex="28pt"/>
    </style:style>
    <style:style style:name="T19" style:family="text">
      <style:text-properties fo:color="#0000ff" style:font-name="Courier 10 Pitch1" fo:font-size="28pt" style:font-size-asian="28pt" style:font-size-complex="28pt"/>
    </style:style>
    <style:style style:name="T20" style:family="text">
      <style:text-properties fo:color="#0000ff" style:font-name="Courier 10 Pitch1"/>
    </style:style>
    <style:style style:name="T21" style:family="text">
      <style:text-properties fo:color="#ff0bff" style:font-name="Courier 10 Pitch1"/>
    </style:style>
    <style:style style:name="T22" style:family="text">
      <style:text-properties style:font-name="Courier 10 Pitch1"/>
    </style:style>
    <style:style style:name="T23" style:family="text">
      <style:text-properties style:font-name="Courier 10 Pitch1" fo:font-size="24pt" style:font-size-asian="24pt" style:font-size-complex="24pt"/>
    </style:style>
    <style:style style:name="T24" style:family="text">
      <style:text-properties fo:color="#ff0bff" style:font-name="Courier 10 Pitch1" fo:font-size="24pt" style:font-size-asian="36pt" style:font-size-complex="36pt"/>
    </style:style>
    <style:style style:name="T25" style:family="text">
      <style:text-properties style:font-name="Courier 10 Pitch1" fo:font-size="24pt" style:font-size-asian="36pt" style:font-size-complex="36pt"/>
    </style:style>
    <style:style style:name="T26" style:family="text">
      <style:text-properties fo:color="#ff0bff" style:font-name="Courier 10 Pitch1" fo:font-size="24pt" style:font-name-asian="Courier 10 Pitch1" style:font-size-asian="36pt" style:font-size-complex="36pt"/>
    </style:style>
    <style:style style:name="T27" style:family="text">
      <style:text-properties style:font-name="Courier 10 Pitch1" fo:font-size="24pt" style:font-name-asian="Courier 10 Pitch1" style:font-size-asian="36pt" style:font-size-complex="36pt"/>
    </style:style>
    <style:style style:name="T28" style:family="text">
      <style:text-properties fo:color="#0000ff" style:font-name="Courier 10 Pitch1" fo:font-size="24pt" style:font-name-asian="Courier 10 Pitch1" style:font-size-asian="36pt" style:font-size-complex="36pt"/>
    </style:style>
    <style:style style:name="T29" style:family="text">
      <style:text-properties fo:color="#0000ff" style:font-name="Courier 10 Pitch1" fo:font-size="22pt" style:font-name-asian="Courier 10 Pitch1" style:font-size-asian="22pt" style:font-size-complex="22pt"/>
    </style:style>
    <style:style style:name="T30" style:family="text">
      <style:text-properties fo:color="#ff0bff" style:font-name="Courier 10 Pitch1" fo:font-size="28pt" style:font-size-asian="28pt" style:font-size-complex="28pt"/>
    </style:style>
    <style:style style:name="T31" style:family="text">
      <style:text-properties fo:color="#2e8b57" style:font-name="Courier 10 Pitch1" fo:font-size="28pt" fo:font-weight="bold" style:font-size-asian="28pt" style:font-weight-asian="bold" style:font-size-complex="28pt" style:font-weight-complex="bold"/>
    </style:style>
    <style:style style:name="T32" style:family="text">
      <style:text-properties style:font-name="Courier 10 Pitch1" fo:font-size="28pt" style:font-name-asian="Courier 10 Pitch1" style:font-size-asian="28pt" style:font-size-complex="28pt"/>
    </style:style>
    <style:style style:name="T33" style:family="text">
      <style:text-properties fo:color="#ff0bff" style:font-name="Courier 10 Pitch1" fo:font-size="28pt" style:font-name-asian="Courier 10 Pitch1" style:font-size-asian="28pt" style:font-size-complex="28pt"/>
    </style:style>
    <style:style style:name="T34" style:family="text">
      <style:text-properties fo:color="#0000ff" style:font-name="Courier 10 Pitch1" fo:font-size="28pt" style:font-name-asian="Courier 10 Pitch1" style:font-size-asian="28pt" style:font-size-complex="28pt"/>
    </style:style>
    <style:style style:name="T35" style:family="text">
      <style:text-properties fo:color="#0000ff" style:font-name="思源黑体 CN Normal1" fo:font-size="28pt" style:font-name-asian="思源黑体 CN Normal1" style:font-size-asian="28pt" style:font-size-complex="28pt"/>
    </style:style>
    <style:style style:name="T36" style:family="text">
      <style:text-properties style:font-name="思源黑体 CN Normal1" fo:font-size="32pt" style:font-name-asian="思源黑体 CN Normal1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Python Talk 1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2" draw:text-style-name="P4" draw:layer="layout" svg:width="25.6cm" svg:height="2.554cm" svg:x="0cm" svg:y="13.2cm">
          <draw:text-box>
            <text:p text:style-name="P3"><text:span text:style-name="T2"><text:tab/></text:span><text:span text:style-name="T2">这个指引文档在</text:span><text:span text:style-name="T2"><text:a xlink:href="https://creativecommons.org/licenses/by-sa/3.0/deed.zh" xlink:type="simple">知识共享 署名</text:a></text:span><text:span text:style-name="T2"><text:a xlink:href="https://creativecommons.org/licenses/by-sa/3.0/deed.zh" xlink:type="simple">-相同方式共享 3.0协议</text:a></text:span><text:span text:style-name="T2">之条款下提供</text:span></text:p>
            <text:p text:style-name="P3"><text:span text:style-name="T2"><text:tab/></text:span><text:span text:style-name="T2">This guidance is available under the </text:span><text:span text:style-name="T2"><text:a xlink:href="https://creativecommons.org/licenses/by-sa/3.0/" xlink:type="simple">Creative Commons Attribution-ShareAlike License</text:a></text:span></text:p>
            <text:p text:style-name="P3"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Python 是什么？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Python </text:span><text:span text:style-name="T3">是一个多用途的高级语言</text:span></text:p>
              </text:list-item>
              <text:list-item>
                <text:p><text:span text:style-name="T3">Python</text:span><text:span text:style-name="T3">可以用简单的代码完成复杂的工作</text:span></text:p>
              </text:list-item>
              <text:list-item>
                <text:p><text:span text:style-name="T3">我们使用</text:span><text:span text:style-name="T3">Python3.4</text:span><text:span text:style-name="T3">进行编程</text:span></text:p>
              </text:list-item>
              <text:list-item>
                <text:p><text:span text:style-name="T3">推荐使用</text:span><text:span text:style-name="T3">Python3</text:span><text:span text:style-name="T3">和更高版本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15">
        <office:forms form:automatic-focus="false" form:apply-design-mode="false"/>
        <draw:frame presentation:style-name="pr6" draw:text-style-name="P7" draw:layer="layout" svg:width="25.199cm" svg:height="2.63cm" svg:x="1.4cm" svg:y="0.627cm" presentation:class="title" presentation:user-transformed="true">
          <draw:text-box>
            <text:p><text:span text:style-name="T4">2^999</text:span><text:span text:style-name="T4">最后两位是多少？</text:span></text:p>
          </draw:text-box>
        </draw:frame>
        <draw:frame presentation:style-name="pr7" draw:text-style-name="P9" draw:layer="layout" svg:width="12.297cm" svg:height="10.715cm" svg:x="1.4cm" svg:y="3.685cm" presentation:class="outline" presentation:user-transformed="true">
          <draw:text-box>
            <text:p text:style-name="P8"><text:span text:style-name="T5"># Python 3</text:span></text:p>
            <text:p text:style-name="P8"><text:span text:style-name="T6">print</text:span><text:span text:style-name="T7">(</text:span><text:span text:style-name="T8">2</text:span><text:span text:style-name="T7"> ** </text:span><text:span text:style-name="T8">999</text:span><text:span text:style-name="T7"> % </text:span><text:span text:style-name="T8">1</text:span><text:span text:style-name="T9">00</text:span><text:span text:style-name="T7">)</text:span></text:p>
            <text:p text:style-name="P8"><text:span text:style-name="T10"/></text:p>
            <text:p text:style-name="P8"><text:span text:style-name="T5">计算器</text:span></text:p>
            <text:p text:style-name="P8"><text:span text:style-name="T7">2^999</text:span></text:p>
          </draw:text-box>
        </draw:frame>
        <draw:frame presentation:style-name="pr4" draw:text-style-name="P10" draw:layer="layout" svg:width="12.297cm" svg:height="10.115cm" svg:x="14.313cm" svg:y="3.685cm" presentation:class="outline" presentation:user-transformed="true">
          <draw:text-box>
            <text:p text:style-name="P8"><text:span text:style-name="T11">// C++</text:span></text:p>
            <text:p text:style-name="P8"><text:span text:style-name="T12">#include</text:span><text:span text:style-name="T13"> </text:span><text:span text:style-name="T14">"stdio.h"</text:span></text:p>
            <text:p text:style-name="P8"><text:span text:style-name="T15">int</text:span><text:span text:style-name="T13"> main(</text:span><text:span text:style-name="T15">void</text:span><text:span text:style-name="T13">) {</text:span></text:p>
            <text:p text:style-name="P8"><text:span text:style-name="T13"><text:s text:c="2"/></text:span><text:span text:style-name="T15">int</text:span><text:span text:style-name="T13"> last = </text:span><text:span text:style-name="T14">1</text:span><text:span text:style-name="T13">;</text:span></text:p>
            <text:p text:style-name="P8"><text:span text:style-name="T13"><text:s text:c="2"/></text:span><text:span text:style-name="T16">for</text:span><text:span text:style-name="T13">(</text:span><text:span text:style-name="T15">int</text:span><text:span text:style-name="T13"> i = </text:span><text:span text:style-name="T14">0</text:span><text:span text:style-name="T13">; i &lt; </text:span><text:span text:style-name="T14">999</text:span><text:span text:style-name="T13">; i += </text:span><text:span text:style-name="T14">1</text:span><text:span text:style-name="T13">){</text:span></text:p>
            <text:p text:style-name="P8"><text:span text:style-name="T13"><text:s text:c="4"/></text:span><text:span text:style-name="T13">last *= </text:span><text:span text:style-name="T14">2</text:span><text:span text:style-name="T13">;</text:span></text:p>
            <text:p text:style-name="P8"><text:span text:style-name="T13"><text:s text:c="4"/></text:span><text:span text:style-name="T13">last %= </text:span><text:span text:style-name="T14">100</text:span><text:span text:style-name="T13">;</text:span></text:p>
            <text:p text:style-name="P8"><text:span text:style-name="T13"><text:s text:c="2"/></text:span><text:span text:style-name="T13">}</text:span></text:p>
            <text:p text:style-name="P8"><text:span text:style-name="T13"><text:s text:c="2"/></text:span><text:span text:style-name="T13">printf(</text:span><text:span text:style-name="T14">"</text:span><text:span text:style-name="T17">%d\n</text:span><text:span text:style-name="T14">"</text:span><text:span text:style-name="T13">, last);</text:span></text:p>
            <text:p text:style-name="P8"><text:span text:style-name="T13"><text:s text:c="2"/></text:span><text:span text:style-name="T16">return</text:span><text:span text:style-name="T13"> 0;</text:span></text:p>
            <text:p text:style-name="P8"><text:span text:style-name="T13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3T15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基本计算</text:p>
          </draw:text-box>
        </draw:frame>
        <draw:frame presentation:style-name="pr7" draw:layer="layout" svg:width="12.297cm" svg:height="4.356cm" svg:x="1.4cm" svg:y="3.685cm" presentation:class="outline">
          <draw:text-box>
            <text:list text:style-name="L2">
              <text:list-item>
                <text:p>Python可以轻松完成基本的数学计算</text:p>
              </text:list-item>
            </text:list>
          </draw:text-box>
        </draw:frame>
        <draw:frame presentation:style-name="pr7" draw:layer="layout" svg:width="12.297cm" svg:height="4.356cm" svg:x="1.4cm" svg:y="8.456cm" presentation:class="outline" presentation:user-transformed="true">
          <draw:text-box>
            <text:list text:style-name="L2">
              <text:list-item>
                <text:p>像做数学题一样输入方程即可！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运算符</text:p>
                <text:list>
                  <text:list-item>
                    <text:p><text:span text:style-name="T18">+</text:span></text:p>
                  </text:list-item>
                  <text:list-item>
                    <text:p><text:span text:style-name="T18">-</text:span></text:p>
                  </text:list-item>
                  <text:list-item>
                    <text:p><text:span text:style-name="T18">*</text:span></text:p>
                  </text:list-item>
                  <text:list-item>
                    <text:p><text:span text:style-name="T18">/</text:span></text:p>
                  </text:list-item>
                  <text:list-item>
                    <text:p><text:span text:style-name="T18">** </text:span><text:span text:style-name="T19"># </text:span><text:span text:style-name="T20">乘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4T18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计算以下数值</text:p>
          </draw:text-box>
        </draw:frame>
        <draw:frame presentation:style-name="pr7" draw:text-style-name="P12" draw:layer="layout" svg:width="12.297cm" svg:height="4.356cm" svg:x="1.4cm" svg:y="3.685cm" presentation:class="outline" presentation:user-transformed="true">
          <draw:text-box>
            <text:list text:style-name="L2">
              <text:list-item>
                <text:p><text:span text:style-name="T21">1234</text:span><text:span text:style-name="T22"> + </text:span><text:span text:style-name="T21">5678</text:span><text:span text:style-name="T22"> - </text:span><text:span text:style-name="T21">2836</text:span></text:p>
              </text:list-item>
            </text:list>
          </draw:text-box>
        </draw:frame>
        <draw:frame presentation:style-name="pr7" draw:text-style-name="P12" draw:layer="layout" svg:width="12.297cm" svg:height="4.356cm" svg:x="14.313cm" svg:y="3.685cm" presentation:class="outline" presentation:user-transformed="true">
          <draw:text-box>
            <text:list text:style-name="L2">
              <text:list-item>
                <text:p><text:span text:style-name="T21">3856</text:span><text:span text:style-name="T22"> * </text:span><text:span text:style-name="T21">9274 </text:span><text:span text:style-name="T22">* </text:span><text:span text:style-name="T21">576</text:span></text:p>
              </text:list-item>
            </text:list>
          </draw:text-box>
        </draw:frame>
        <draw:frame presentation:style-name="pr7" draw:text-style-name="P13" draw:layer="layout" svg:width="12.297cm" svg:height="4.356cm" svg:x="14.313cm" svg:y="8.456cm" presentation:class="outline" presentation:user-transformed="true">
          <draw:text-box>
            <text:list text:style-name="L2">
              <text:list-item>
                <text:p><text:span text:style-name="T23">7 </text:span><text:span text:style-name="T23">的 </text:span><text:span text:style-name="T23">123 </text:span><text:span text:style-name="T23">次方</text:span></text:p>
              </text:list-item>
            </text:list>
          </draw:text-box>
        </draw:frame>
        <draw:frame presentation:style-name="pr7" draw:text-style-name="P12" draw:layer="layout" svg:width="12.297cm" svg:height="4.356cm" svg:x="1.4cm" svg:y="8.456cm" presentation:class="outline" presentation:user-transformed="true">
          <draw:text-box>
            <text:list text:style-name="L2">
              <text:list-item>
                <text:p><text:span text:style-name="T21">2957</text:span><text:span text:style-name="T22"> / </text:span><text:span text:style-name="T21">3857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4T18">
        <draw:frame presentation:style-name="pr6" draw:layer="layout" svg:width="25.199cm" svg:height="2.63cm" svg:x="1.4cm" svg:y="0.627cm" presentation:class="title">
          <draw:text-box>
            <text:p>Tips</text:p>
          </draw:text-box>
        </draw:frame>
        <draw:frame presentation:style-name="pr7" draw:layer="layout" svg:width="12.297cm" svg:height="4.356cm" svg:x="1.4cm" svg:y="3.685cm" presentation:class="outline">
          <draw:text-box>
            <text:list text:style-name="L2">
              <text:list-item>
                <text:p>得到上次的结果</text:p>
                <text:list>
                  <text:list-item>
                    <text:p><text:span text:style-name="T24">3</text:span><text:span text:style-name="T25"> + </text:span><text:span text:style-name="T24">7</text:span></text:p>
                  </text:list-item>
                  <text:list-item>
                    <text:p><text:span text:style-name="T25">_ * </text:span><text:span text:style-name="T24">2</text:span>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4.356cm" svg:x="14.313cm" svg:y="3.685cm" presentation:class="outline">
          <draw:text-box>
            <text:list text:style-name="L2">
              <text:list-item>
                <text:p>求余数</text:p>
                <text:list>
                  <text:list-item>
                    <text:p><text:span text:style-name="T26">8</text:span><text:span text:style-name="T27"> % </text:span><text:span text:style-name="T26">5</text:span><text:span text:style-name="T27"> <text:s text:c="2"/></text:span><text:span text:style-name="T28"># </text:span><text:span text:style-name="T29">得到</text:span><text:span text:style-name="T29">8÷5</text:span><text:span text:style-name="T29">的余数</text:span></text:p>
                  </text:list-item>
                  <text:list-item>
                    <text:p><text:span text:style-name="T29"># </text:span><text:span text:style-name="T29">负数会怎样？</text:span>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4.356cm" svg:x="14.313cm" svg:y="8.456cm" presentation:class="outline">
          <draw:text-box>
            <text:list text:style-name="L2">
              <text:list-item>
                <text:p>这个符号是什么？</text:p>
                <text:list>
                  <text:list-item>
                    <text:p><text:span text:style-name="T24">3</text:span><text:span text:style-name="T25"> // </text:span><text:span text:style-name="T24">5</text:span></text:p>
                  </text:list-item>
                  <text:list-item>
                    <text:p><text:span text:style-name="T24">3</text:span><text:span text:style-name="T25"> / </text:span><text:span text:style-name="T24">5</text:span>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4.356cm" svg:x="1.4cm" svg:y="8.456cm" presentation:class="outline">
          <draw:text-box>
            <text:list text:style-name="L2">
              <text:list-item>
                <text:p>将结果保存</text:p>
                <text:list>
                  <text:list-item>
                    <text:p><text:span text:style-name="T21">5</text:span><text:span text:style-name="T22"> + </text:span><text:span text:style-name="T21">8</text:span></text:p>
                  </text:list-item>
                  <text:list-item>
                    <text:p><text:span text:style-name="T22">a = _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5T3">
        <draw:frame presentation:style-name="pr6" draw:layer="layout" svg:width="25.199cm" svg:height="2.63cm" svg:x="1.4cm" svg:y="0.627cm" presentation:class="title">
          <draw:text-box>
            <text:p>数量比较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14">使用这些运算符</text:p>
                <text:list>
                  <text:list-item>
                    <text:p><text:span text:style-name="T18">&gt;</text:span></text:p>
                  </text:list-item>
                  <text:list-item>
                    <text:p><text:span text:style-name="T18">&lt;</text:span></text:p>
                  </text:list-item>
                  <text:list-item>
                    <text:p><text:span text:style-name="T18">==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以及</text:p>
                <text:list>
                  <text:list-item>
                    <text:p><text:span text:style-name="T18">!=</text:span></text:p>
                  </text:list-item>
                  <text:list-item>
                    <text:p><text:span text:style-name="T18">&gt;=</text:span></text:p>
                  </text:list-item>
                  <text:list-item>
                    <text:p><text:span text:style-name="T18">&lt;=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5T3">
        <draw:frame presentation:style-name="pr6" draw:layer="layout" svg:width="25.199cm" svg:height="2.63cm" svg:x="1.4cm" svg:y="0.627cm" presentation:class="title">
          <draw:text-box>
            <text:p>逻辑运算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值</text:p>
                <text:list>
                  <text:list-item>
                    <text:p><text:span text:style-name="T30">True</text:span></text:p>
                  </text:list-item>
                  <text:list-item>
                    <text:p><text:span text:style-name="T30">False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运算</text:p>
                <text:list>
                  <text:list-item>
                    <text:p><text:span text:style-name="T31">and</text:span></text:p>
                  </text:list-item>
                  <text:list-item>
                    <text:p><text:span text:style-name="T31">or</text:span></text:p>
                  </text:list-item>
                  <text:list-item>
                    <text:p><text:span text:style-name="T31">n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5T3">
        <draw:frame presentation:style-name="pr3" draw:layer="layout" svg:width="25.199cm" svg:height="2.63cm" svg:x="1.4cm" svg:y="0.627cm" presentation:class="title" presentation:user-transformed="true">
          <draw:text-box>
            <text:p>Tip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这些变量是真是假？</text:p>
                <text:list>
                  <text:list-item>
                    <text:p><text:span text:style-name="T30">0</text:span></text:p>
                  </text:list-item>
                  <text:list-item>
                    <text:p><text:span text:style-name="T30">1</text:span></text:p>
                  </text:list-item>
                  <text:list-item>
                    <text:p><text:span text:style-name="T30">'HCC'</text:span></text:p>
                  </text:list-item>
                  <text:list-item>
                    <text:p><text:span text:style-name="T30">3.14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运算方法</text:p>
                <text:list>
                  <text:list-item>
                    <text:p><text:span text:style-name="T32">a == </text:span><text:span text:style-name="T33">True</text:span><text:span text:style-name="T32"> </text:span><text:span text:style-name="T34">#</text:span><text:span text:style-name="T35">不对？</text:span></text:p>
                  </text:list-item>
                  <text:list-item>
                    <text:p><text:span text:style-name="T32">bool(a) <text:s text:c="2"/></text:span><text:span text:style-name="T34">#</text:span><text:span text:style-name="T35">正确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6T12">
        <draw:frame presentation:style-name="pr6" draw:layer="layout" svg:width="25.199cm" svg:height="2.63cm" svg:x="1.4cm" svg:y="0.627cm" presentation:class="title">
          <draw:text-box>
            <text:p>Python类型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<text:span text:style-name="T36">类型</text:span></text:p>
                <text:list>
                  <text:list-item>
                    <text:p><text:span text:style-name="T31">int</text:span></text:p>
                  </text:list-item>
                  <text:list-item>
                    <text:p><text:span text:style-name="T31">str</text:span></text:p>
                  </text:list-item>
                  <text:list-item>
                    <text:p><text:span text:style-name="T31">float</text:span></text:p>
                  </text:list-item>
                  <text:list-item>
                    <text:p><text:span text:style-name="T31">bool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4.356cm" svg:x="14.313cm" svg:y="3.685cm" presentation:class="outline">
          <draw:text-box>
            <text:list text:style-name="L2">
              <text:list-item>
                <text:p>如何查看</text:p>
                <text:list>
                  <text:list-item>
                    <text:p><text:span text:style-name="T31">type</text:span><text:span text:style-name="T18">(a)</text:span>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6.344cm" svg:x="14.313cm" svg:y="8.456cm" presentation:class="outline" presentation:user-transformed="true">
          <draw:text-box>
            <text:list text:style-name="L2">
              <text:list-item>
                <text:p>尝试</text:p>
                <text:list>
                  <text:list-item>
                    <text:p><text:span text:style-name="T31">int</text:span><text:span text:style-name="T18">(</text:span><text:span text:style-name="T30">3.4</text:span><text:span text:style-name="T18">)</text:span></text:p>
                  </text:list-item>
                  <text:list-item>
                    <text:p><text:span text:style-name="T18">help(</text:span><text:span text:style-name="T31">int</text:span><text:span text:style-name="T18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5T3">
        <draw:frame presentation:style-name="pr6" draw:layer="layout" svg:width="25.199cm" svg:height="2.63cm" svg:x="1.4cm" svg:y="0.627cm" presentation:class="title">
          <draw:text-box>
            <text:p>Python基本类型</text:p>
          </draw:text-box>
        </draw:frame>
        <draw:frame presentation:style-name="pr4" draw:layer="layout" svg:width="12.297cm" svg:height="10.915cm" svg:x="1.4cm" svg:y="3.685cm" presentation:class="outline" presentation:user-transformed="true">
          <draw:text-box>
            <text:list text:style-name="L2">
              <text:list-item>
                <text:p>这些变量是什么类型</text:p>
                <text:list>
                  <text:list-item>
                    <text:p><text:span text:style-name="T30">1</text:span></text:p>
                  </text:list-item>
                  <text:list-item>
                    <text:p><text:span text:style-name="T30">'HCC'</text:span></text:p>
                  </text:list-item>
                  <text:list-item>
                    <text:p><text:span text:style-name="T30">3.14</text:span></text:p>
                  </text:list-item>
                  <text:list-item>
                    <text:p><text:span text:style-name="T30">True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答案</text:p>
                <text:list>
                  <text:list-item>
                    <text:p><text:span text:style-name="T31">int</text:span></text:p>
                  </text:list-item>
                  <text:list-item>
                    <text:p><text:span text:style-name="T31">str</text:span></text:p>
                  </text:list-item>
                  <text:list-item>
                    <text:p><text:span text:style-name="T31">float</text:span></text:p>
                  </text:list-item>
                  <text:list-item>
                    <text:p><text:span text:style-name="T31">bo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_20_1" presentation:presentation-page-layout-name="AL5T3">
        <draw:frame presentation:style-name="pr8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4" draw:text-style-name="P2" draw:layer="layout" svg:width="9.133cm" svg:height="9.133cm" svg:x="2.981cm" svg:y="3.684cm" presentation:class="graphic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4" draw:text-style-name="P2" draw:layer="layout" svg:width="9.134cm" svg:height="9.134cm" svg:x="15.894cm" svg:y="3.685cm" presentation:class="graphic" presentation:user-transformed="true">
          <draw:image xlink:href="Pictures/10074032000016BD000016BD0C52C5F4BB49EBD2.svg" xlink:type="simple" xlink:show="embed" xlink:actuate="onLoad">
            <text:p/>
          </draw:image>
          <draw:image xlink:href="Pictures/10000201000000DC000000DC9673986294ABAA89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2" svg:font-family="'思源黑体 CN Regular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思源黑体 CN Normal" svg:font-family="'思源黑体 CN Normal'" style:font-family-generic="roman" style:font-pitch="variable"/>
    <style:font-face style:name="思源黑体 CN Regular" svg:font-family="'思源黑体 CN Regular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1" style:font-size-asian="24pt" style:language-asian="zh" style:country-asian="CN" style:font-name-complex="思源黑体 CN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1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引文" style:family="graphic">
      <style:paragraph-properties style:text-autospace="none"/>
      <style:text-properties fo:font-style="italic" style:font-style-asian="italic" style:font-style-complex="italic"/>
    </style:style>
    <style:style style:name="访问过的_20_Internet_20_链接" style:display-name="访问过的 Internet 链接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链接" style:display-name="Internet 链接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脚注符" style:family="graphic">
      <style:paragraph-properties style:text-autospace="none"/>
    </style:style>
    <style:style style:name="尾注符" style:family="graphic">
      <style:paragraph-properties style:text-autospace="none"/>
    </style:style>
    <style:style style:name="索引" style:family="graphic">
      <style:paragraph-properties style:text-autospace="none"/>
      <style:text-properties style:font-name-asian="Lohit Devanagari2" style:font-family-asian="'Lohit Devanagari'"/>
    </style:style>
    <style:style style:name="题注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列表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列表内容" style:family="graphic">
      <style:paragraph-properties fo:margin-left="1.764cm" fo:margin-right="0cm" fo:text-indent="0cm" style:text-autospace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2.6.1$Linux_X86_64 LibreOffice_project/20$Build-1</meta:generator>
    <dc:date>2017-03-06T09:03:48.765347835</dc:date>
    <meta:editing-duration>PT9H39M45S</meta:editing-duration>
    <meta:editing-cycles>503</meta:editing-cycles>
    <meta:document-statistic meta:object-count="99"/>
  </office:meta>
</office:document-meta>
</file>